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2">Terminologie<text:tab/>1</text:p>
          <text:p text:style-name="P2">A) Documents d'analyse<text:tab/>1</text:p>
          <text:p text:style-name="P3">Acteurs<text:tab/>1</text:p>
          <text:p text:style-name="P3">Diagramme de cas d'utilisations<text:tab/>1</text:p>
          <text:p text:style-name="P3">Description des cas d'utilisation<text:tab/>1</text:p>
          <text:p text:style-name="P1">Créer diagramme<text:tab/>2</text:p>
          <text:p text:style-name="P1">Charger diagramme<text:tab/>2</text:p>
          <text:p text:style-name="P1">Sauvegarder diagramme<text:tab/>2</text:p>
          <text:p text:style-name="P1">Aplatir conteneur<text:tab/>3</text:p>
          <text:p text:style-name="P1">Fermer éditeur<text:tab/>3</text:p>
          <text:p text:style-name="P1">Consulter manuel<text:tab/>3</text:p>
          <text:p text:style-name="P1">Ajouter état simple<text:tab/>3</text:p>
          <text:p text:style-name="P1">Ajouter état Final<text:tab/>4</text:p>
          <text:p text:style-name="P1">Ajouter état Composite<text:tab/>4</text:p>
          <text:p text:style-name="P1">Renommer état<text:tab/>4</text:p>
          <text:p text:style-name="P1">Supprimer élément<text:tab/>4</text:p>
          <text:p text:style-name="P1">Déplacer élément<text:tab/>5</text:p>
          <text:p text:style-name="P1">Ajouter transition<text:tab/>5</text:p>
          <text:p text:style-name="P1">Modifier transition<text:tab/>5</text:p>
          <text:p text:style-name="P2">B) Documents de conception<text:tab/>6</text:p>
          <text:p text:style-name="P1">C) Manuel utilisateur<text:tab/>6</text:p>
          <text:p text:style-name="P1">D) Bilan sur les outils de modélisation utilisés<text:tab/>6</text:p>
        </text:index-body>
      </text:table-of-content>
      <text:h text:style-name="Heading_20_1" text:outline-level="1">Terminologie</text:h>
      <text:p text:style-name="Text_20_body">Conteneur : Graphiquement, zone contenant un état initial et pouvant contenir des états/transitions.</text:p>
      <text:p text:style-name="Text_20_body">Conteneur principal : Le conteneur qui n'est le fils d'aucun autre conteneur.</text:p>
      <text:p text:style-name="Text_20_body">Editeur : L'application développée.</text:p>
      <text:p text:style-name="Text_20_body">Editeur graphique : Emplacement où sont affichés les éléments du diagramme crée par l'utilisateur.</text:p>
      <text:p text:style-name="Text_20_body">OS : Le système d'exploitation sur lequel est exécuté l'application.</text:p>
      <text:p text:style-name="Text_20_body">Transition : Texte relié par des flèches à un état source et un état destination.</text:p>
      <text:p text:style-name="Text_20_body">Utilisateur : Sous-entendu utilisateur final de l'application.</text:p>
      <text:h text:style-name="Heading_20_1" text:outline-level="1">A) Documents d'analyse</text:h>
      <text:h text:style-name="Heading_20_2" text:outline-level="2">Acteurs</text:h>
      <text:p text:style-name="Text_20_body">Un seul acteur agit sur l'application : l'utilisateur.</text:p>
      <text:h text:style-name="Heading_20_2" text:outline-level="2">Diagramme de cas d'utilisations</text:h>
      <text:p text:style-name="P5">TODO : Ajouter diagramme de cas</text:p>
      <text:h text:style-name="Heading_20_2" text:outline-level="2">Description des cas d'utilisation</text:h>
      <text:p text:style-name="P5">TODO : Ajouter les diagrammes de séquence système pertinents</text:p>
      <text:p text:style-name="Text_20_body">Après chaque ajout, modification, suppression ou l'ouverture d'un diagramme, l'ensemble des <text:soft-page-break/>contraintes imposées par le cahier des charges pour un diagramme d'état-transitions est vérifié. En cas d'erreur un message non bloquant s'affiche, sous une police différente suivant le niveau d'alerte. Ces contraintes sont :</text:p>
      <text:list xml:id="list2677277043830499060" text:style-name="L1">
        <text:list-item>
          <text:p text:style-name="P4">L'unicité des états (2 états ne peuvent pas avoir le même nom dans un même conteneur);</text:p>
        </text:list-item>
        <text:list-item>
          <text:p text:style-name="P4">Toutes les transitions doivent être déterministes (2 transitions d'un même état ne peuvent pas avoir le même nom) ;</text:p>
        </text:list-item>
        <text:list-item>
          <text:p text:style-name="P4">Aucun état ne doit être bloquant (chaque état doit avoir au moins une transition renvoyant vers un autre état).</text:p>
        </text:list-item>
      </text:list>
      <text:h text:style-name="Heading_20_3" text:outline-level="3">Créer diagramme</text:h>
      <text:h text:style-name="Heading_20_4" text:outline-level="4">Appel du cas</text:h>
      <text:p text:style-name="Text_20_body">A l'ouverture de l'<text:span text:style-name="Police_20_par_20_défaut"><text:span text:style-name="T1">éditeur</text:span></text:span> ou lorsque l'<text:span text:style-name="Police_20_par_20_défaut"><text:span text:style-name="T1">utilisateur</text:span></text:span> clique sur Fichier-&gt;Nouveau.</text:p>
      <text:h text:style-name="Heading_20_4" text:outline-level="4">Actions du cas</text:h>
      <text:p text:style-name="Text_20_body">Un conteneur est crée, on le nommera dans ce document <text:span text:style-name="Police_20_par_20_défaut"><text:span text:style-name="T1">conteneur principal</text:span></text:span>. Cela entraine la création d'un état initial associé, nommé "Etat initial". Le conteneur (un cadre) est affiché dans l'<text:span text:style-name="Police_20_par_20_défaut"><text:span text:style-name="T1">éditeur graphique</text:span></text:span> avec l'état initial à l'intérieur.</text:p>
      <text:h text:style-name="Heading_20_3" text:outline-level="3">Charger diagramme</text:h>
      <text:h text:style-name="Heading_20_4" text:outline-level="4">Appel du cas</text:h>
      <text:p text:style-name="Text_20_body">Lorsque l'utilisateur clique sur Fichier-&gt;Ouvrir.</text:p>
      <text:h text:style-name="Heading_20_4" text:outline-level="4">Actions du cas</text:h>
      <text:p text:style-name="Text_20_body">Si des ajouts/modifications/suppressions d'éléments ont été faits depuis le dernier appel du cas "Sauvegarder diagramme", le cas "Sauvegarder diagramme" est appelé.</text:p>
      <text:p text:style-name="Text_20_body">Le gestionnaire de fichiers de l'OS s'ouvre, l'utilisateur y sélectionne son fichier. Les données qui y sont écrites sont alors chargées et affichées dans l'<text:span text:style-name="Police_20_par_20_défaut"><text:span text:style-name="T1">éditeur graphique</text:span></text:span>.</text:p>
      <text:h text:style-name="Heading_20_3" text:outline-level="3">Sauvegarder diagramme</text:h>
      <text:h text:style-name="Heading_20_4" text:outline-level="4">Appel du cas</text:h>
      <text:p text:style-name="Text_20_body">Lorsque l'utilisateur clique sur Fichier-&gt;Sauvegarder</text:p>
      <text:p text:style-name="Text_20_body">A l'appel des cas "Charger diagramme" et "Fermer éditeur", si des modifications ont été faites depuis l'ouverture du diagramme ou sa dernière sauvegarde : une boite de dialogue est affichée demandant à l'utilisateur s'il veut sauvegarder. Si oui, ce cas est appelé.</text:p>
      <text:h text:style-name="Heading_20_4" text:outline-level="4">Actions du cas</text:h>
      <text:p text:style-name="Text_20_body">Si aucun fichier n'est associé au diagramme (celui-ci a été chargé dans l'éditeur par le cas "Créer un diagramme" plutôt que "Charger un diagramme"), le gestionnaire de fichiers de l'OS s'ouvre pour demander à l'utilisateur de choisir un chemin et nom de fichier. Un fichier est alors crée et associé au diagramme.</text:p>
      <text:p text:style-name="Text_20_body"><text:soft-page-break/>Le contenu du diagramme est écrit dans le fichier qui lui est associé, écrasant le contenu précédent.</text:p>
      <text:h text:style-name="Heading_20_3" text:outline-level="3">Aplatir conteneur</text:h>
      <text:h text:style-name="Heading_20_4" text:outline-level="4">Appel du cas</text:h>
      <text:p text:style-name="Text_20_body">Lorque l'utilisateur clique droit sur un conteneur dans l'<text:span text:style-name="Police_20_par_20_défaut"><text:span text:style-name="T1">éditeur graphique</text:span></text:span>, un menu contextuel s'affiche, et que l'utilisateur clique sur "Aplatir".</text:p>
      <text:h text:style-name="Heading_20_4" text:outline-level="4">Actions du cas</text:h>
      <text:p text:style-name="Text_20_body">Le conteneur dans lequel le clic droit a été effectué s'applatit avec tous ses conteneurs fils au niveau des données.</text:p>
      <text:p text:style-name="Text_20_body">L'affichage est actualisé en conséquences.</text:p>
      <text:h text:style-name="Heading_20_3" text:outline-level="3">Fermer éditeur</text:h>
      <text:h text:style-name="Heading_20_4" text:outline-level="4">Appel du cas</text:h>
      <text:p text:style-name="Text_20_body">Lorsque l'utilisateur clique sur l'icône fermer spécifique à l'OS dans l'angle supérieur-droit de l'application, ou clique sur Fichier-&gt;Quitter.</text:p>
      <text:h text:style-name="Heading_20_4" text:outline-level="4">Actions du cas</text:h>
      <text:p text:style-name="Text_20_body">Si des ajouts/modifications/suppressions d'éléments ont été faits depuis le dernier appel du cas "Sauvegarder diagramme", le cas "Sauvegarder diagramme" est appelé.</text:p>
      <text:p text:style-name="Text_20_body">L'application est quittée.</text:p>
      <text:h text:style-name="Heading_20_3" text:outline-level="3">Consulter manuel</text:h>
      <text:h text:style-name="Heading_20_4" text:outline-level="4">Appel du cas</text:h>
      <text:p text:style-name="Text_20_body">Lorsque l'utilisateur clique sur ? -&gt; Aide.</text:p>
      <text:h text:style-name="Heading_20_4" text:outline-level="4">Actions du cas</text:h>
      <text:p text:style-name="Text_20_body">Ouverture du fichier Manuel.pdf par l'OS.</text:p>
      <text:h text:style-name="Heading_20_3" text:outline-level="3">Ajouter état simple</text:h>
      <text:h text:style-name="Heading_20_4" text:outline-level="4">Appel du cas</text:h>
      <text:p text:style-name="Text_20_body">Lorsque l'utilisateur clique droit sur un conteneur dans l'<text:span text:style-name="Police_20_par_20_défaut"><text:span text:style-name="T1">éditeur graphique</text:span></text:span> puis sur "Ajouter -&gt;Etat-&gt;Simple".</text:p>
      <text:h text:style-name="Heading_20_4" text:outline-level="4">Actions du cas</text:h>
      <text:p text:style-name="Text_20_body">Affichage d'une textbox pour que l'utilisateur entre le nom du nouvel état.</text:p>
      <text:p text:style-name="Text_20_body">L'état est alors crée avec ce nom, et comme conteneur parent celui sur lequel le clic droit a été effectué.</text:p>
      <text:p text:style-name="Text_20_body"><text:soft-page-break/>Affichage de l'état et de son nom dans l'<text:span text:style-name="Police_20_par_20_défaut"><text:span text:style-name="T1">éditeur graphique</text:span></text:span> dans le conteneur parent.</text:p>
      <text:h text:style-name="Heading_20_3" text:outline-level="3">Ajouter état Final</text:h>
      <text:h text:style-name="Heading_20_4" text:outline-level="4">Appel du cas</text:h>
      <text:p text:style-name="Text_20_body">Lorsque l'utilisateur clique droit sur un conteneur dans l'<text:span text:style-name="Police_20_par_20_défaut"><text:span text:style-name="T1">éditeur graphique</text:span></text:span> puis sur "Ajouter -&gt;Etat-&gt;Final".</text:p>
      <text:h text:style-name="Heading_20_4" text:outline-level="4">Actions du cas</text:h>
      <text:p text:style-name="Text_20_body">Affichage d'une textbox pour que l'utilisateur entre le nom du nouvel état.</text:p>
      <text:p text:style-name="Text_20_body">L'état est alors crée avec ce nom, et comme conteneur parent celui sur lequel le clic droit a été effectué.</text:p>
      <text:p text:style-name="Text_20_body">Affichage de l'état et de son nom dans l'<text:span text:style-name="Police_20_par_20_défaut"><text:span text:style-name="T1">éditeur graphique</text:span></text:span> dans le conteneur parent.</text:p>
      <text:h text:style-name="Heading_20_3" text:outline-level="3">Ajouter état Composite</text:h>
      <text:h text:style-name="Heading_20_4" text:outline-level="4">Appel du cas</text:h>
      <text:p text:style-name="Text_20_body">Lorsque l'utilisateur clique droit sur un conteneur dans l'<text:span text:style-name="Police_20_par_20_défaut"><text:span text:style-name="T1">éditeur graphique</text:span></text:span> puis sur "Ajouter -&gt;Etat-&gt;Composite".</text:p>
      <text:h text:style-name="Heading_20_4" text:outline-level="4">Actions du cas</text:h>
      <text:p text:style-name="Text_20_body">Affichage d'une textbox pour que l'utilisateur entre le nom du nouvel état.</text:p>
      <text:p text:style-name="Text_20_body">L'état est alors crée avec ce nom, et comme conteneur parent celui sur lequel le clic droit a été effectué.</text:p>
      <text:p text:style-name="Text_20_body">Affichage de l'état et de son nom dans l'<text:span text:style-name="Police_20_par_20_défaut"><text:span text:style-name="T1">éditeur graphique</text:span></text:span> dans le conteneur parent.</text:p>
      <text:h text:style-name="Heading_20_3" text:outline-level="3">Renommer état</text:h>
      <text:h text:style-name="Heading_20_4" text:outline-level="4">Appel du cas</text:h>
      <text:p text:style-name="Text_20_body">Lorsque l'utilisateur fait un clic droit dans l'<text:span text:style-name="Police_20_par_20_défaut"><text:span text:style-name="T1">éditeur graphique</text:span></text:span> sur l'élément qu'il souhaite renommer (affiché dans l'<text:span text:style-name="Police_20_par_20_défaut"><text:span text:style-name="T1">éditeur graphique)</text:span></text:span>, un menu contextuel s'affiche, et qu'il clique alors sur "Renommer".</text:p>
      <text:p text:style-name="Text_20_body">Double-clique sur le nom de l'état affiché à côté dans l'<text:span text:style-name="Police_20_par_20_défaut"><text:span text:style-name="T1">éditeur graphique</text:span></text:span>.</text:p>
      <text:h text:style-name="Heading_20_4" text:outline-level="4">Actions du cas</text:h>
      <text:p text:style-name="Text_20_body">Affichage d'une textbox pour modifier le nom.</text:p>
      <text:h text:style-name="Heading_20_3" text:outline-level="3">Supprimer élément</text:h>
      <text:h text:style-name="Heading_20_4" text:outline-level="4">Appel du cas</text:h>
      <text:p text:style-name="Text_20_body">Lorsque l'utilisateur fait un clic droit dans l'<text:span text:style-name="Police_20_par_20_défaut"><text:span text:style-name="T1">éditeur graphique</text:span></text:span> sur l'élément qu'il souhaite supprimer, un menu contextuel s'affiche, et qu'il clique alors sur "Supprimer".</text:p>
      <text:p text:style-name="Text_20_body"><text:soft-page-break/>Après sélection de l'élément, en cliquant sur "Supprimer" sur le clavier.</text:p>
      <text:h text:style-name="Heading_20_4" text:outline-level="4">Actions du cas</text:h>
      <text:p text:style-name="Text_20_body">Si c'est un état initial, affichage d'un message d'erreur et rien d'autres ne se passe.</text:p>
      <text:p text:style-name="Text_20_body">Si c'est un autre état, on supprime toutes les transitions associées, l'état lui-même, et tout son contenu si c'est un état composite.</text:p>
      <text:p text:style-name="Text_20_body">Si c'est une transition, on la supprime.</text:p>
      <text:h text:style-name="Heading_20_3" text:outline-level="3">Déplacer élément</text:h>
      <text:h text:style-name="Heading_20_4" text:outline-level="4">Appel du cas</text:h>
      <text:p text:style-name="Text_20_body">Lorsque l'utilisateur clique sur un élément. Le cas d'utilisation s'arrête lorsque l'utilisateur relâche le bouton de la souris (effet cliquer-déplacer).</text:p>
      <text:h text:style-name="Heading_20_4" text:outline-level="4">Actions du cas</text:h>
      <text:p text:style-name="Text_20_body">L'élément suit le curseur de la souris. Il ne peut pas changer de conteneur dans lequel il se trouve.</text:p>
      <text:p text:style-name="Text_20_body">L'affichage est actualisé de manière à ce que les liens entre états et transitions associés à l'élément déplacé soient redessinés.</text:p>
      <text:h text:style-name="Heading_20_3" text:outline-level="3">Ajouter transition</text:h>
      <text:h text:style-name="Heading_20_4" text:outline-level="4">Appel du cas</text:h>
      <text:p text:style-name="Text_20_body">Lorsque l'utilisateur clique droit dans l'<text:span text:style-name="Police_20_par_20_défaut"><text:span text:style-name="T1">éditeur graphique</text:span></text:span> sur un état puis sur "Ajouter Transition".</text:p>
      <text:h text:style-name="Heading_20_4" text:outline-level="4">Actions du cas</text:h>
      <text:p text:style-name="Text_20_body">1 liste déroulante s'affiche, contenant tous les états existans dans le même conteneur que l'état sur lequel l'utilisateur a fait un clic droit. L'utilisateur y sélectionne l'état de destination de la transition créée.</text:p>
      <text:p text:style-name="Text_20_body">3 texbox sont également présentes pour que l'utilisateur entre la garde, l'événement et l'action à associer à la transition créée.</text:p>
      <text:p text:style-name="Text_20_body">La transition est associée au conteneur de l'état sur lequel l'utilisateur a fait un clic droit. Ce dernier devient son état source.</text:p>
      <text:h text:style-name="Heading_20_3" text:outline-level="3">Modifier transition</text:h>
      <text:h text:style-name="Heading_20_4" text:outline-level="4">Appel du cas</text:h>
      <text:p text:style-name="Text_20_body">Lorsque l'utilisateur clique droit dans l'<text:span text:style-name="Police_20_par_20_défaut"><text:span text:style-name="T1">éditeur graphique</text:span></text:span> sur une transition puis sur "Modifier Transition".</text:p>
      <text:h text:style-name="Heading_20_4" text:outline-level="4">Actions du cas</text:h>
      <text:p text:style-name="Text_20_body">Une nouvelle fenetre s'affiche contenant les 2 listes déroulantes pour les états source et destination qui appartiennent au meme conteneur que la transition, ainsi qu’un chanp de texte que l'utilisateur <text:soft-page-break/>peut directement modifié (seulement si c’est une transition intermédiaire ou finale).</text:p>
      <text:h text:style-name="Heading_20_2" text:outline-level="2">Diagrammes de classe d'analyse</text:h>
      <text:p text:style-name="P5">TODO : Ajouter les diagrammes de classe d'analyse</text:p>
      <text:h text:style-name="Heading_20_1" text:outline-level="1">B) Documents de conception</text:h>
      <text:p text:style-name="P5">TODO : Ajouter le diagramme MVC séparant les packages</text:p>
      <text:p text:style-name="P5">TODO : Ajouter diagrammes de classes logicielles, de séquence, d'états-transitions si c'est pertinent et qui correspondent au code. Ajouter un minimum de texte explicatif si utile.</text:p>
      <text:h text:style-name="Heading_20_1" text:outline-level="1">C) Manuel utilisateur</text:h>
      <text:h text:style-name="Heading_20_1" text:outline-level="1">D) Bilan sur les outils de modélisation utilisés</text:h>
      <text:p text:style-name="Text_20_body">Nous avons utilisé Microsoft Visio 2013. Le plus embêtant fut la mise en page, l'organisation des classes est transition étant totalement manuelles, à chaque changement il fallait les réorganiser pour une meilleure visibilité donc une meilleure réflexion. C'est une perte de productivité énor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6.9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creator>Thibaut Batal</dc:creator>
    <meta:creation-date>2009-04-16T11:32:00Z</meta:creation-date>
    <dc:date>2015-11-10T11:11:40.98</dc:date>
    <meta:editing-cycles>84</meta:editing-cycles>
    <meta:editing-duration>PT5H8M13S</meta:editing-duration>
    <meta:document-statistic meta:table-count="0" meta:image-count="0" meta:object-count="0" meta:page-count="6" meta:paragraph-count="138" meta:word-count="1338" meta:character-count="870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